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36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0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43"/>
    <style:style style:name="ce2" style:family="table-cell" style:parent-style-name="Default" style:data-style-name="N20111"/>
    <style:style style:name="ce3" style:family="table-cell" style:parent-style-name="Default" style:data-style-name="N30110"/>
    <style:style style:name="ce4" style:family="table-cell" style:parent-style-name="Default" style:data-style-name="N50111"/>
    <style:style style:name="ce5" style:family="table-cell" style:parent-style-name="Default" style:data-style-name="N10144"/>
    <style:style style:name="ce6" style:family="table-cell" style:parent-style-name="Default" style:data-style-name="N20112"/>
    <style:style style:name="ce7" style:family="table-cell" style:parent-style-name="Default" style:data-style-name="N30111"/>
    <style:style style:name="ce8" style:family="table-cell" style:parent-style-name="Default" style:data-style-name="N50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ng/calendar</text:p>
          </table:table-cell>
          <table:table-cell office:value-type="string" calcext:value-type="string">
            <text:p>NatNum0</text:p>
          </table:table-cell>
          <table:table-cell office:value-type="string" calcext:value-type="string">
            <text:p>NatNum1</text:p>
          </table:table-cell>
        </table:table-row>
        <table:table-row table:style-name="ro2">
          <table:table-cell office:value-type="string" calcext:value-type="string">
            <text:p>Thai/buddhist</text:p>
          </table:table-cell>
          <table:table-cell table:style-name="ce1" table:formula="of:=TODAY()" office:value-type="date" office:date-value="2016-10-23" calcext:value-type="date">
            <text:p>23-10-2559</text:p>
          </table:table-cell>
          <table:table-cell table:style-name="ce5" table:formula="of:=TODAY()" office:value-type="date" office:date-value="2016-10-23" calcext:value-type="date">
            <text:p>๒๓-๑๐-๒๕๕๙</text:p>
          </table:table-cell>
        </table:table-row>
        <table:table-row table:style-name="ro3">
          <table:table-cell office:value-type="string" calcext:value-type="string">
            <text:p>Japanese/gengou</text:p>
          </table:table-cell>
          <table:table-cell table:style-name="ce2" table:formula="of:=TODAY()" office:value-type="date" office:date-value="2016-10-23" calcext:value-type="date">
            <text:p>23-10-28</text:p>
          </table:table-cell>
          <table:table-cell table:style-name="ce6" table:formula="of:=TODAY()" office:value-type="date" office:date-value="2016-10-23" calcext:value-type="date">
            <text:p>二十三-十-二十八</text:p>
          </table:table-cell>
        </table:table-row>
        <table:table-row table:style-name="ro2">
          <table:table-cell office:value-type="string" calcext:value-type="string">
            <text:p>Hebrew/jewish</text:p>
          </table:table-cell>
          <table:table-cell table:style-name="ce3" table:formula="of:=TODAY()" office:value-type="date" office:date-value="2016-10-23" calcext:value-type="date">
            <text:p>כ״א-ז׳-ה׳ תשע״ז</text:p>
          </table:table-cell>
          <table:table-cell table:style-name="ce7" table:formula="of:=TODAY()" office:value-type="date" office:date-value="2016-10-23" calcext:value-type="date">
            <text:p>כ״א-ז׳-ה׳ תשע״ז</text:p>
          </table:table-cell>
        </table:table-row>
        <table:table-row table:style-name="ro2">
          <table:table-cell office:value-type="string" calcext:value-type="string">
            <text:p>Arabic/hijri</text:p>
          </table:table-cell>
          <table:table-cell table:style-name="ce4" table:formula="of:=TODAY()" office:value-type="date" office:date-value="2016-10-23" calcext:value-type="date">
            <text:p>22-01-1438</text:p>
          </table:table-cell>
          <table:table-cell table:style-name="ce8" table:formula="of:=TODAY()" office:value-type="date" office:date-value="2016-10-23" calcext:value-type="date">
            <text:p>٢٢-٠١-١٤٣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43" number:language="th" number:country="TH">
      <number:day number:calendar="buddhist" number:style="long"/>
      <number:text>-</number:text>
      <number:month number:calendar="buddhist" number:style="long"/>
      <number:text>-</number:text>
      <number:year number:calendar="buddhist" number:style="long"/>
    </number:date-style>
    <number:date-style style:name="N10144" number:language="th" number:country="TH" number:transliteration-format="๑" number:transliteration-language="th" number:transliteration-country="TH" number:transliteration-style="short">
      <number:day number:calendar="buddhist" number:style="long"/>
      <number:text>-</number:text>
      <number:month number:calendar="buddhist" number:style="long"/>
      <number:text>-</number:text>
      <number:year number:calendar="buddhist" number:style="long"/>
    </number:date-style>
    <number:date-style style:name="N20111" number:language="ja" number:country="JP">
      <number:day number:calendar="gengou" number:style="long"/>
      <number:text>-</number:text>
      <number:month number:calendar="gengou" number:style="long"/>
      <number:text>-</number:text>
      <number:year number:calendar="gengou" number:style="long"/>
    </number:date-style>
    <number:date-style style:name="N20112" number:language="ja" number:country="JP" number:transliteration-format="一" number:transliteration-language="ja" number:transliteration-country="JP" number:transliteration-style="short">
      <number:day number:calendar="gengou" number:style="long"/>
      <number:text>-</number:text>
      <number:month number:calendar="gengou" number:style="long"/>
      <number:text>-</number:text>
      <number:year number:calendar="gengou" number:style="long"/>
    </number:date-style>
    <number:date-style style:name="N30110" number:language="he" number:country="IL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30111" number:language="he" number:country="IL" number:transliteration-format="א" number:transliteration-language="he" number:transliteration-country="IL" number:transliteration-style="short">
      <number:day number:calendar="jewish" number:style="long"/>
      <number:text>-</number:text>
      <number:month number:calendar="jewish" number:style="long"/>
      <number:text>-</number:text>
      <number:year number:calendar="jewish" number:style="long"/>
    </number:date-style>
    <number:date-style style:name="N40104" number:language="fa" number:country="IR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40105" number:language="fa" number:country="IR" number:transliteration-format="۱" number:transliteration-language="fa" number:transliteration-country="IR" number:transliteration-style="short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50111" number:language="ar" number:country="SA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number:date-style style:name="N50112" number:language="ar" number:country="SA" number:transliteration-format="١" number:transliteration-language="ar" number:transliteration-country="SA" number:transliteration-style="short">
      <number:day number:calendar="hijri" number:style="long"/>
      <number:text>-</number:text>
      <number:month number:calendar="hijri" number:style="long"/>
      <number:text>-</number:text>
      <number:year number:calendar="hijri"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ext-properties fo:color="#000000" fo:font-size="18pt" fo:font-style="normal" fo:font-weight="normal"/>
    </style:style>
    <style:style style:name="Heading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6pt solid #00000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0:39:21.600372176</meta:creation-date>
    <dc:date>2016-10-23T10:42:16.204165792</dc:date>
    <meta:editing-duration>PT2M55S</meta:editing-duration>
    <meta:editing-cycles>1</meta:editing-cycles>
    <meta:document-statistic meta:table-count="1" meta:cell-count="15" meta:object-count="0"/>
    <meta:generator>LibreOfficeDev/5.3.0.0.alpha0$Linux_X86_64 LibreOffice_project/50f103e22b2c1f9300588d3c55e8a74fc258f844</meta:generator>
  </office:meta>
</office:document-meta>
</file>